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40a" officeooo:paragraph-rsid="0008140a"/>
    </style:style>
    <style:style style:name="P2" style:family="paragraph" style:parent-style-name="Standard">
      <style:text-properties officeooo:rsid="000990eb" officeooo:paragraph-rsid="000990eb"/>
    </style:style>
    <style:style style:name="P3" style:family="paragraph" style:parent-style-name="Standard">
      <style:text-properties officeooo:rsid="0009fe3c" officeooo:paragraph-rsid="0009fe3c"/>
    </style:style>
    <style:style style:name="P4" style:family="paragraph" style:parent-style-name="Standard">
      <style:text-properties officeooo:rsid="000d4538" officeooo:paragraph-rsid="000d4538"/>
    </style:style>
    <style:style style:name="P5" style:family="paragraph" style:parent-style-name="Standard">
      <style:text-properties officeooo:rsid="000e4a7d" officeooo:paragraph-rsid="000e4a7d"/>
    </style:style>
    <style:style style:name="P6" style:family="paragraph" style:parent-style-name="Standard">
      <style:text-properties officeooo:rsid="0010e28b" officeooo:paragraph-rsid="0010e28b"/>
    </style:style>
    <style:style style:name="P7" style:family="paragraph" style:parent-style-name="Standard">
      <style:text-properties officeooo:rsid="00126505" officeooo:paragraph-rsid="00126505"/>
    </style:style>
    <style:style style:name="P8" style:family="paragraph" style:parent-style-name="Standard">
      <style:text-properties officeooo:rsid="00174847" officeooo:paragraph-rsid="00174847"/>
    </style:style>
    <style:style style:name="P9" style:family="paragraph" style:parent-style-name="Standard">
      <style:text-properties officeooo:rsid="0019e0e4" officeooo:paragraph-rsid="0019e0e4"/>
    </style:style>
    <style:style style:name="P10" style:family="paragraph" style:parent-style-name="Standard">
      <style:text-properties officeooo:rsid="001dc62c" officeooo:paragraph-rsid="001dc62c"/>
    </style:style>
    <style:style style:name="P11" style:family="paragraph" style:parent-style-name="Standard">
      <style:text-properties officeooo:rsid="001f11ed" officeooo:paragraph-rsid="001f11ed"/>
    </style:style>
    <style:style style:name="P12" style:family="paragraph" style:parent-style-name="Standard">
      <style:text-properties officeooo:rsid="00207088" officeooo:paragraph-rsid="00207088"/>
    </style:style>
    <style:style style:name="P13" style:family="paragraph" style:parent-style-name="Text_20_body">
      <style:text-properties officeooo:rsid="002556f8" officeooo:paragraph-rsid="002556f8"/>
    </style:style>
    <style:style style:name="P14" style:family="paragraph" style:parent-style-name="Text_20_body">
      <style:text-properties officeooo:rsid="002673cc" officeooo:paragraph-rsid="002673cc"/>
    </style:style>
    <style:style style:name="P15" style:family="paragraph" style:parent-style-name="Text_20_body">
      <style:text-properties officeooo:rsid="0027d9e2" officeooo:paragraph-rsid="0027d9e2"/>
    </style:style>
    <style:style style:name="P16" style:family="paragraph" style:parent-style-name="Text_20_body">
      <style:text-properties officeooo:rsid="002a90da" officeooo:paragraph-rsid="002a90da"/>
    </style:style>
    <style:style style:name="P17" style:family="paragraph" style:parent-style-name="Text_20_body">
      <style:text-properties officeooo:rsid="002ce759" officeooo:paragraph-rsid="002ce759"/>
    </style:style>
    <style:style style:name="P18" style:family="paragraph" style:parent-style-name="Text_20_body">
      <style:text-properties officeooo:rsid="002e6a80" officeooo:paragraph-rsid="002e6a80"/>
    </style:style>
    <style:style style:name="P19" style:family="paragraph" style:parent-style-name="Text_20_body">
      <style:text-properties officeooo:rsid="002f9587" officeooo:paragraph-rsid="002f9587"/>
    </style:style>
    <style:style style:name="P20" style:family="paragraph" style:parent-style-name="Text_20_body">
      <style:text-properties officeooo:rsid="0032d6dd" officeooo:paragraph-rsid="0032d6dd"/>
    </style:style>
    <style:style style:name="P21" style:family="paragraph" style:parent-style-name="Text_20_body">
      <style:text-properties officeooo:rsid="0033c68b" officeooo:paragraph-rsid="0033c68b"/>
    </style:style>
    <style:style style:name="P22" style:family="paragraph" style:parent-style-name="Text_20_body">
      <style:text-properties officeooo:rsid="00343263" officeooo:paragraph-rsid="00343263"/>
    </style:style>
    <style:style style:name="P23" style:family="paragraph" style:parent-style-name="Text_20_body">
      <style:text-properties officeooo:rsid="00353e89" officeooo:paragraph-rsid="00353e89"/>
    </style:style>
    <style:style style:name="P24" style:family="paragraph" style:parent-style-name="Text_20_body">
      <style:text-properties officeooo:rsid="0036b26a" officeooo:paragraph-rsid="0036b26a"/>
    </style:style>
    <style:style style:name="P25" style:family="paragraph" style:parent-style-name="Text_20_body">
      <style:text-properties officeooo:rsid="00383d1e" officeooo:paragraph-rsid="00383d1e"/>
    </style:style>
    <style:style style:name="P26" style:family="paragraph" style:parent-style-name="Text_20_body">
      <style:text-properties officeooo:rsid="003a000d" officeooo:paragraph-rsid="003a000d"/>
    </style:style>
    <style:style style:name="P27" style:family="paragraph" style:parent-style-name="Text_20_body">
      <style:text-properties officeooo:rsid="003ad81a" officeooo:paragraph-rsid="003ad81a"/>
    </style:style>
    <style:style style:name="P28" style:family="paragraph" style:parent-style-name="Text_20_body">
      <style:text-properties officeooo:rsid="003d8cc6" officeooo:paragraph-rsid="003d8cc6"/>
    </style:style>
    <style:style style:name="P29" style:family="paragraph" style:parent-style-name="Text_20_body">
      <style:text-properties officeooo:rsid="0040d6fb" officeooo:paragraph-rsid="0040d6fb"/>
    </style:style>
    <style:style style:name="P30" style:family="paragraph" style:parent-style-name="Text_20_body">
      <style:text-properties officeooo:rsid="0043851d" officeooo:paragraph-rsid="0043851d"/>
    </style:style>
    <style:style style:name="P31" style:family="paragraph" style:parent-style-name="Text_20_body">
      <style:text-properties officeooo:rsid="00443cd0" officeooo:paragraph-rsid="00443cd0"/>
    </style:style>
    <style:style style:name="P32" style:family="paragraph" style:parent-style-name="Subtitle">
      <style:text-properties officeooo:rsid="000990eb" officeooo:paragraph-rsid="000990eb"/>
    </style:style>
    <style:style style:name="P33" style:family="paragraph" style:parent-style-name="Text_20_body">
      <style:text-properties officeooo:rsid="00443cd0" officeooo:paragraph-rsid="00443cd0"/>
    </style:style>
    <style:style style:name="P34" style:family="paragraph" style:parent-style-name="Text_20_body">
      <style:text-properties officeooo:rsid="0045a0d7" officeooo:paragraph-rsid="0045a0d7"/>
    </style:style>
    <style:style style:name="P35" style:family="paragraph" style:parent-style-name="Text_20_body">
      <style:text-properties officeooo:rsid="0045a0d7" officeooo:paragraph-rsid="0048c9b5"/>
    </style:style>
    <style:style style:name="P36" style:family="paragraph" style:parent-style-name="Text_20_body">
      <style:text-properties officeooo:rsid="0045a0d7" officeooo:paragraph-rsid="004bd373"/>
    </style:style>
    <style:style style:name="P37" style:family="paragraph" style:parent-style-name="Text_20_body">
      <style:text-properties officeooo:rsid="00460816" officeooo:paragraph-rsid="00460816"/>
    </style:style>
    <style:style style:name="P38" style:family="paragraph" style:parent-style-name="Text_20_body">
      <style:text-properties officeooo:rsid="004afc91" officeooo:paragraph-rsid="004afc91"/>
    </style:style>
    <style:style style:name="P39" style:family="paragraph" style:parent-style-name="Text_20_body">
      <style:text-properties officeooo:rsid="004d1974" officeooo:paragraph-rsid="004d1974"/>
    </style:style>
    <style:style style:name="P40" style:family="paragraph" style:parent-style-name="Text_20_body">
      <style:text-properties officeooo:rsid="004da093" officeooo:paragraph-rsid="004da093"/>
    </style:style>
    <style:style style:name="P41" style:family="paragraph" style:parent-style-name="Text_20_body">
      <style:text-properties officeooo:rsid="004f126c" officeooo:paragraph-rsid="004f126c"/>
    </style:style>
    <style:style style:name="T1" style:family="text">
      <style:text-properties officeooo:rsid="000bc478"/>
    </style:style>
    <style:style style:name="T2" style:family="text">
      <style:text-properties officeooo:rsid="000fe4a7"/>
    </style:style>
    <style:style style:name="T3" style:family="text">
      <style:text-properties officeooo:rsid="00116c36"/>
    </style:style>
    <style:style style:name="T4" style:family="text">
      <style:text-properties officeooo:rsid="00127874"/>
    </style:style>
    <style:style style:name="T5" style:family="text">
      <style:text-properties officeooo:rsid="001f11ed"/>
    </style:style>
    <style:style style:name="T6" style:family="text">
      <style:text-properties officeooo:rsid="0021c1f7"/>
    </style:style>
    <style:style style:name="T7" style:family="text">
      <style:text-properties officeooo:rsid="0023a674"/>
    </style:style>
    <style:style style:name="T8" style:family="text">
      <style:text-properties officeooo:rsid="0029c67b"/>
    </style:style>
    <style:style style:name="T9" style:family="text">
      <style:text-properties officeooo:rsid="002bf257"/>
    </style:style>
    <style:style style:name="T10" style:family="text">
      <style:text-properties officeooo:rsid="003066a9"/>
    </style:style>
    <style:style style:name="T11" style:family="text">
      <style:text-properties officeooo:rsid="0033024a"/>
    </style:style>
    <style:style style:name="T12" style:family="text">
      <style:text-properties officeooo:rsid="003c5d2f"/>
    </style:style>
    <style:style style:name="T13" style:family="text">
      <style:text-properties officeooo:rsid="003dc76a"/>
    </style:style>
    <style:style style:name="T14" style:family="text">
      <style:text-properties officeooo:rsid="003fc06d"/>
    </style:style>
    <style:style style:name="T15" style:family="text">
      <style:text-properties officeooo:rsid="00429c96"/>
    </style:style>
    <style:style style:name="T16" style:family="text">
      <style:text-properties officeooo:rsid="00460816"/>
    </style:style>
    <style:style style:name="T17" style:family="text">
      <style:text-properties officeooo:rsid="0046c1dd"/>
    </style:style>
    <style:style style:name="T18" style:family="text">
      <style:text-properties officeooo:rsid="0048c9b5"/>
    </style:style>
    <style:style style:name="T19" style:family="text">
      <style:text-properties officeooo:rsid="004a8c6a"/>
    </style:style>
    <style:style style:name="T20" style:family="text">
      <style:text-properties officeooo:rsid="004bd373"/>
    </style:style>
    <style:style style:name="T21" style:family="text">
      <style:text-properties officeooo:rsid="004d4dec"/>
    </style:style>
    <style:style style:name="T22" style:family="text">
      <style:text-properties officeooo:rsid="0050a2b9"/>
    </style:style>
    <style:style style:name="T23" style:family="text">
      <style:text-properties officeooo:rsid="005268b3"/>
    </style:style>
    <style:style style:name="T24" style:family="text">
      <style:text-properties officeooo:rsid="0052e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Introduccion</text:p>
      <text:p text:style-name="P1">CPU: Proposito general.</text:p>
      <text:p text:style-name="P1">GPU: Proposito mas particular, para procesar video.</text:p>
      <text:p text:style-name="P1"/>
      <text:p text:style-name="P1">CPU: Latency oriented cores.</text:p>
      <text:p text:style-name="P1">Por eso tenemos muchos cache, para que la velocidad de acceso a la memoria y la velocidad del procesador quede oculta. Que esta latencia se disminuya.</text:p>
      <text:p text:style-name="P1"/>
      <text:p text:style-name="P1">GPU: Throughput oriented cores</text:p>
      <text:p text:style-name="P1">Lo importante es el procesamiento que termine tenie<text:span text:style-name="T1">n</text:span>do. No hay tantas unidades de cache.</text:p>
      <text:p text:style-name="P1">Se puede perder tiempo debido a la latencia, pero debe haber muchas unidades de procesamiento.</text:p>
      <text:p text:style-name="P1"/>
      <text:p text:style-name="P2">En CPU los hilos son manejados por el sistema operativo.</text:p>
      <text:p text:style-name="P2">En GPU los hilos son manejados por el hardware.</text:p>
      <text:p text:style-name="P2"/>
      <text:p text:style-name="P2"/>
      <text:p text:style-name="P2">Prefetching: Tomo los datos de la RAM a la cache por anticipado.</text:p>
      <text:p text:style-name="P2"/>
      <text:p text:style-name="P2">CPU: La latencia queda oculta con el tamanio de la cache.</text:p>
      <text:p text:style-name="P2"/>
      <text:p text:style-name="P2">GPU: La latencia queda oculta con la <text:span text:style-name="T1">administración</text:span> de las unidades de procesamiento y el manejo de hilos. Cuando un hilo pide el recurso tiene que esperar un <text:span text:style-name="T1">montón</text:span> de tiempo, le da tiempo a la cache que traiga los datos. Por eso la cache no necesita ser tan grande, porque tiene tiempo para traer los datos.</text:p>
      <text:p text:style-name="P3">La GPU aprovecha la espera de los hilos para traer los datos a la cache. El primer llenado del pipeline tiene una latencia de llenar el pipeline.</text:p>
      <text:p text:style-name="P3">El espacio de registros en la GPU es mas grande que en la CPU.</text:p>
      <text:p text:style-name="P2"/>
      <text:p text:style-name="P3">Las placas NVIDIA tienen un buen manejador de hilos, que es muy eficiente.</text:p>
      <text:p text:style-name="P1"/>
      <text:p text:style-name="P4">En las CPU el costo de la latencia se trata de disminuir con el tamanio de la cache, en las GPU se trata de disminuir con el manejo de los hilos.</text:p>
      <text:p text:style-name="P4"/>
      <text:p text:style-name="P5">Para procesar pixeles se pone de a bloques mas chicos, no se pone todo de una, porque sino hay que manejar un <text:span text:style-name="T7">montón</text:span> de memoria; <text:span text:style-name="T2">los registros y la cache deberían ser mas grandes</text:span>.</text:p>
      <text:p text:style-name="P5"/>
      <text:p text:style-name="P6">Las GPU necesitan un numero grande de hilos para tolerar las latencias. Las GPU tiene procesadores que son simples, pero son <text:span text:style-name="T7">muchos</text:span> y tiene un pipeline de instrucciones. <text:span text:style-name="T3">No necesita mecanismos tan complejos como las CPU.</text:span></text:p>
      <text:p text:style-name="P6"/>
      <text:p text:style-name="P7">La CPU es mejor para <text:span text:style-name="T7">código</text:span> secuencial donde importa la latencia.</text:p>
      <text:p text:style-name="P7">La GPU es mejor cuando se pueden ejecutar varias partes en paralelo y hace falta mucho procesamiento (mucho throughput). Pero que sea de lo mismo (mismas <text:span text:style-name="T5">instrucciones</text:span>, datos independientes). <text:span text:style-name="T4">La GPU no sirve para un sección de openmp por ejemplo: donde se ejecutan partes paralelas con distintas instrucciones.</text:span></text:p>
      <text:p text:style-name="P8">Las GPU ejecutan programas masivamente paralelos.</text:p>
      <text:p text:style-name="P8"/>
      <text:p text:style-name="P9">La GPU no trabaja sola, tiene que estar montada sobre un procesador principal.</text:p>
      <text:p text:style-name="P9"/>
      <text:p text:style-name="P10">Hay que minimizar el costo del re-desarrollo de software. El costo de software es mas importante que el costo de hardware.</text:p>
      <text:p text:style-name="P11"><text:soft-page-break/>Es mas importante hacer un software portable que eficiente para un arquitectura.</text:p>
      <text:p text:style-name="P11"/>
      <text:p text:style-name="P12">En <text:span text:style-name="T7">programación</text:span> paralela el trabajo termina cuando el hilo mas lento termina. Hay que tener un buen balance de la carg<text:span text:style-name="T6">a.</text:span></text:p>
      <text:p text:style-name="P12"/>
      <text:p text:style-name="Subtitle">Funcionamiento</text:p>
      <text:p text:style-name="P13">Cada hilo ejecuta las mismas instrucciones. La diferencia esta en los datos.</text:p>
      <text:p text:style-name="P14">Los datos son N-dimensionales. Esta bueno que los hilos sean N-dimensionales para poder asociar uno a uno.</text:p>
      <text:p text:style-name="P15">Cada hilo tiene un id unico.</text:p>
      <text:p text:style-name="P15">Ademas hay un block id.</text:p>
      <text:p text:style-name="P15">Blockdim → Lo podemos manejar al tamaño del bloque.</text:p>
      <text:p text:style-name="P15"/>
      <text:p text:style-name="P15">Id = blockidx * blockdim + threadidx;</text:p>
      <text:p text:style-name="P15">Tenemos griddim bloques. El tamaño de la grilla es la cantidad de bloques que tenemos. <text:span text:style-name="T8">La grilla se utiliza para particionar el trabajo.</text:span></text:p>
      <text:p text:style-name="P15"/>
      <text:p text:style-name="P16">Kernel en la <text:span text:style-name="T13">terminología</text:span> de nvidia es el <text:span text:style-name="T13">código.</text:span> <text:span text:style-name="T9">Cada hilo ejecuta el mismo código kernel.</text:span></text:p>
      <text:p text:style-name="P16"/>
      <text:p text:style-name="P17">La unidad de manejo de hilos es la que te asocia el hilo <text:span text:style-name="T13">lógico</text:span> con el hilo <text:span text:style-name="T13">físico.</text:span> Esta maneja las colas de los hilos <text:span text:style-name="T13">lógicos</text:span> para meterlos en los hilos <text:span text:style-name="T13">físicos.</text:span></text:p>
      <text:p text:style-name="P17"/>
      <text:p text:style-name="P18">Los hilos en el mismo bloque pueden cooperar con memoria compartida, operaciones <text:span text:style-name="T13">atómicas</text:span> y barreras de sincronizacion.</text:p>
      <text:p text:style-name="P18">Los hilos en distintos bloques no pueden cooperar mas que por memoria global.</text:p>
      <text:p text:style-name="P18"/>
      <text:p text:style-name="P19">Los bloques e hilos se pueden <text:span text:style-name="T10">identificar</text:span> en 1D, 2D o 3D. <text:span text:style-name="T10">Procesamiento de imágenes, o sistemas de ecuaciones en volumen.</text:span></text:p>
      <text:p text:style-name="P19"/>
      <text:p text:style-name="P20">Es importante saber como mapear los datos en CUDA <text:span text:style-name="T11">(n-dimesiones)</text:span>.</text:p>
      <text:p text:style-name="P20"/>
      <text:p text:style-name="P21">Ver filminas. La transferencia del datos se hace a mano, y es <text:span text:style-name="T13">asíncrona.</text:span> Las instrucciones se pasan solas, es invisible al programador.</text:p>
      <text:p text:style-name="P21"/>
      <text:p text:style-name="P22"><text:soft-page-break/>Para que es void* y void**.</text:p>
      <text:p text:style-name="P22"/>
      <text:p text:style-name="P23">Void ** es un puntero a un puntero.</text:p>
      <text:p text:style-name="P19"/>
      <text:p text:style-name="P24">La <text:span text:style-name="T13">semántica</text:span> del modelo da el paralelismo.</text:p>
      <text:p text:style-name="P25">Lo que esta definido como __global__ lo saltea. Por que? Que es __global__?</text:p>
      <text:p text:style-name="P25">__<text:span text:style-name="T14">global__ funcion que se ejecuta en el device (GPU) y es llamada desde el host.</text:span></text:p>
      <text:p text:style-name="P25">__<text:span text:style-name="T14">host__ es la funcion que se ejecuta en el host (CPU) y es llamado desde el host.</text:span></text:p>
      <text:p text:style-name="P25">__<text:span text:style-name="T15">device_ es la funcion que se ejecuta en el device y es llamada desde el device.</text:span></text:p>
      <text:p text:style-name="P26">Cuando tenemos dos gpu hay que indicarle al programa como va a trabajar.</text:p>
      <text:p text:style-name="P27">Hay bloques definidos por software y definidos por hardware. Para definir el <text:span text:style-name="T13">tamaño</text:span> de bloque hay que ver si el hardware se la banca. <text:span text:style-name="T12">Si el hardware no se la banca te va a tirar un error en la compilación.</text:span></text:p>
      <text:p text:style-name="P27"/>
      <text:p text:style-name="P28">El if(i&lt;n) es para que los hilos que exceden a la cantidad de datos no hagan nada.</text:p>
      <text:p text:style-name="P28"/>
      <text:p text:style-name="P29">En general los hilos fisicos se agrupan de a 32, por lo tanto si tenemos 256 hilos logicos no se van a ejecutar todos al mismo tiempo. Sino que se dividen en varios grupos. </text:p>
      <text:p text:style-name="P29"/>
      <text:p text:style-name="P30">Hay un tercer nivel de memoria que se puede manejar que es mas eficiente. </text:p>
      <text:p text:style-name="P30"/>
      <text:p text:style-name="P31">Normalmente, para el uso cotidiano de las placas de video, las pantallas tienen acceso directo a la memoria de la placa. Por lo tanto no hace falta pasar los datos de la placa al host al finalizar el computo. </text:p>
      <text:p text:style-name="P31">Pero en computacion cientifica normalmente si hace falta devolver los datos, por lo tanto habra mas trafico de memoria.</text:p>
      <text:p text:style-name="P31"/>
      <text:p text:style-name="P34">Para compilar: nvcc programa.cu -o as</text:p>
      <text:p text:style-name="P34">nvcc no reconoce -fopenmp.</text:p>
      <text:p text:style-name="P35">nvcc -<text:span text:style-name="T18">Xcompiler -fopenmp </text:span>programa.cu -o <text:span text:style-name="T19">nombre</text:span></text:p>
      <text:p text:style-name="P34">/<text:span text:style-name="T16">export /home/setConfig.sh</text:span></text:p>
      <text:p text:style-name="P37">Para que entre en vigencia hay que salir y volver a entrar (exit)!</text:p>
      <text:p text:style-name="P37">Para compilar tenemos que ir al gcc 4.4.7 <text:span text:style-name="T17">+ CUDA. Es 1 y despues 9. Poner “yes” en Vim.</text:span></text:p>
      <text:p text:style-name="P38"><text:soft-page-break/>El <text:span text:style-name="T24">código</text:span> que se uso hoy es Arrsum.cu</text:p>
      <text:p text:style-name="P36">nvcc -<text:span text:style-name="T20">O3</text:span> -<text:span text:style-name="T18">Xcompiler -fopenmp -Xcompier -O3 </text:span>programa.cu -o <text:span text:style-name="T19">nombre</text:span></text:p>
      <text:p text:style-name="P36"/>
      <text:p text:style-name="P39">En computar la placa de video es mucho mas <text:span text:style-name="T24">rápido.</text:span> Lo que mas tarda es llevar y traer los datos. Juega mucho el ancho de banda del <text:span text:style-name="T21">Bus</text:span> PCI.</text:p>
      <text:p text:style-name="P40">Las Volta trabajan sobre un esquema mas <text:span text:style-name="T24">rápido</text:span> que el PCI.</text:p>
      <text:p text:style-name="P41">Pero la <text:span text:style-name="T24">multiplicación</text:span> de matrices o procesos iterativos (que se refinan permanentemente, como algoritmos de aprendizaje <text:span text:style-name="T24">automático</text:span>) es muy conveniente utilizar placas de video. Ya que estas funciones hacen muchas operaciones sobre los mismos datos. </text:p>
      <text:p text:style-name="P41"/>
      <text:p text:style-name="P41">Pero si hacemos pocas operaciones sobre los mismos datos hay que evaluar si conviene mandar los datos <text:span text:style-name="T22">o no</text:span>. <text:span text:style-name="T23">Las placas de video son 2 o 3 ordenes mas rap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41:49.699937683</meta:creation-date>
    <dc:date>2017-11-02T18:10:36.936303176</dc:date>
    <meta:editing-duration>PT1H56M52S</meta:editing-duration>
    <meta:editing-cycles>69</meta:editing-cycles>
    <meta:generator>LibreOffice/4.2.8.2$Linux_X86_64 LibreOffice_project/420m0$Build-2</meta:generator>
    <meta:document-statistic meta:table-count="0" meta:image-count="0" meta:object-count="0" meta:page-count="4" meta:paragraph-count="67" meta:word-count="1101" meta:character-count="6248" meta:non-whitespace-character-count="5210"/>
  </office:meta>
</office:document-meta>
</file>